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leset „regeln“ (für furkan)</text:p>
      <text:p text:style-name="Standard"/>
      <text:p text:style-name="Standard">-A = voller block, kann als boden verwendet werden</text:p>
      <text:p text:style-name="Standard">-B und C als boden, NICHT verwenden wenn Ein block drüber ist, es sei denn es ist JK oder L</text:p>
      <text:p text:style-name="Standard">-D, E, Q und R sind bricktiles für wände, sollten nur in maßen für textur eingestetz werden</text:p>
      <text:p text:style-name="Standard">-F und G sind treppenstufen nach rechts, beide können im zusammenspiel verwendet werden, wobei sie alle kontinuierlich sind, d.h man kann sie „unendlich“ Reihen</text:p>
      <text:p text:style-name="Standard">-gleiches gilt für H und I wobei sie die gegensätze sind</text:p>
      <text:p text:style-name="Standard">-F, K und L sind zäune, dabei kann L, wenn drum herum blöcke sind, als fenster verwendet werden</text:p>
      <text:p text:style-name="Standard">-M und N werden in kombination mit O,P und V, W verwendet, sie dienen als „half slap“</text:p>
      <text:p text:style-name="Standard">-O P und V, W sind kanten, welche logischerweise nur an kanten verwendet werden, dabei gibt es für jede richtung eine und auch umgedreht</text:p>
      <text:p text:style-name="Standard">-S T und U sind schwebeplattformen, dabei gilt die gleiche regel wie bei den zäunen</text:p>
      <text:p text:style-name="Standard">-X und Y sind türteile, sie markieren das ende eines levels, X ist IMMER oben und Y IMMER un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05T11:48:37.42</meta:creation-date>
    <meta:document-statistic meta:table-count="0" meta:image-count="0" meta:object-count="0" meta:page-count="1" meta:paragraph-count="11" meta:word-count="178" meta:character-count="971"/>
    <dc:date>2025-03-05T12:28:03.87</dc:date>
    <meta:editing-duration>PT15S</meta:editing-duration>
    <meta:editing-cycles>1</meta:editing-cycles>
    <meta:generator>OpenOffice/4.1.15$Win32 OpenOffice.org_project/4115m2$Build-9813</meta:generator>
  </office:meta>
</office:document-meta>
</file>